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Text_20_body">
      <style:text-properties style:font-name="Verdana"/>
    </style:style>
    <style:style style:name="P3" style:family="paragraph" style:parent-style-name="Heading_20_3">
      <style:text-properties style:font-name="Verdana"/>
    </style:style>
    <style:style style:name="T1" style:family="text">
      <style:text-properties fo:font-style="italic"/>
    </style:style>
    <style:style style:name="T2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bookmark text:name="pfade"/>Absolute und relative Pfade</text:h>
      <text:p text:style-name="P2">Unter "Pfad" verstehen wir die Angabe des Aufenthaltsorts einer Datei ("Datei" hier in einem allgemeinen Sinn - normale Dateien, Verzeichnisse, Links). Es gibt zwei Arten von Pfaden und wir haben beide schon benutzt.</text:p>
      <text:p text:style-name="Text_20_body"><text:span text:style-name="Strong_20_Emphasis"><text:span text:style-name="T2">Absolute Pfade</text:span></text:span><text:span text:style-name="T2"> werden </text:span><text:span text:style-name="Strong_20_Emphasis"><text:span text:style-name="T2">von der Dateiwurzel aus</text:span></text:span><text:span text:style-name="T2"> angegeben. Sie beginnen mit einem /. Ein Beispiel:</text:span></text:p>
      <text:p text:style-name="P2">ls /usr/bin</text:p>
      <text:p text:style-name="P2">Der Aufruf kann unabhängig vom aktuellen Verzeichnis erfolgen. Eine spezielle Adressierung kann bei Dateien im Home-Verzeichnis erfolgen.</text:p>
      <text:p text:style-name="P2">cd ~/Downloads</text:p>
      <text:p text:style-name="P2">Auch das ist ein absoluter Pfad, obwohl er nicht mit / beginnt. Die Tilde ersetzt nämlich "/home/<text:span text:style-name="T1">benutzername</text:span>" und dieser Pfad beginnt sehr wohl mit /.</text:p>
      <text:p text:style-name="P2">Ebenfalls ein absoluter Pfad ist die Angabe der Dateiwurzel selbst.</text:p>
      <text:p text:style-name="P2">cd /</text:p>
      <text:p text:style-name="Text_20_body"><text:span text:style-name="Strong_20_Emphasis"><text:span text:style-name="T2">Relative Pfade</text:span></text:span><text:span text:style-name="T2"> werden </text:span><text:span text:style-name="Strong_20_Emphasis"><text:span text:style-name="T2">vom aktuellen Verzeichnis aus</text:span></text:span><text:span text:style-name="T2"> angegeben. Sie beginnen mit einem Datei- oder Verzeichnis-Namen. Auch hierfür ein Beispiel: Hier ist wichtig, in welchem Verzeichnis wir uns gerade befinden. Ausgehend vom Wurzelverzeichnis können wir den folgenden relativen Pfad erfolgreich ausführen (wir haben diesen relativen Pfad zuvor schon benutzt).</text:span></text:p>
      <text:p text:style-name="P2">cd home</text:p>
      <text:p text:style-name="P2">Um das benachbarte Verzeichnis /lib anzuzeigen, können wir zur relativen Pfadangabe auch das in jedem Verzeichnis gespeicherte übergeordnete Verzeichnis .. verwenden.</text:p>
      <text:p text:style-name="P2">ls ../lib</text:p>
      <text:p text:style-name="P2">Auch das ist ein relativer Pfad, denn er beginnt NICHT mit /.</text:p>
      <text:p text:style-name="P2">Wenn das aktuelle Verzeichnis die Dateiwurzel ist, unterscheiden sich relative und absolute Pfade nur durch den führenden Schrägstrich.</text:p>
      <text:p text:style-name="P2">cd / <text:line-break/>ls usr/share/fonts <text:line-break/>ls /usr/share/fonts</text:p>
      <text:p text:style-name="P2">Wir erhalten für beide Kommandos die gleiche Ausgab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6T09:44:35.99</meta:creation-date>
    <meta:document-statistic meta:table-count="0" meta:image-count="0" meta:object-count="0" meta:page-count="1" meta:paragraph-count="17" meta:word-count="227" meta:character-count="1557"/>
    <dc:date>2019-07-16T09:51:27.90</dc:date>
    <meta:editing-duration>PT6M52S</meta:editing-duration>
    <meta:editing-cycles>1</meta:editing-cycles>
    <meta:generator>OpenOffice/4.1.6$Win32 OpenOffice.org_project/416m1$Build-9790</meta:generator>
  </office:meta>
</office:document-meta>
</file>